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float" office:value="9143.08" calcext:value-type="float">
            <text:p>9143,08</text:p>
          </table:table-cell>
          <table:table-cell office:value-type="float" office:value="9712.8" calcext:value-type="float">
            <text:p>9712,8</text:p>
          </table:table-cell>
          <table:table-cell office:value-type="float" office:value="9161.92" calcext:value-type="float">
            <text:p>9161,92</text:p>
          </table:table-cell>
          <table:table-cell office:value-type="float" office:value="8517" calcext:value-type="float">
            <text:p>8517</text:p>
          </table:table-cell>
          <table:table-cell office:value-type="float" office:value="9068.35" calcext:value-type="float">
            <text:p>9068,35</text:p>
          </table:table-cell>
          <table:table-cell office:value-type="float" office:value="9480.25" calcext:value-type="float">
            <text:p>9480,25</text:p>
          </table:table-cell>
          <table:table-cell office:value-type="float" office:value="8552.85" calcext:value-type="float">
            <text:p>8552,85</text:p>
          </table:table-cell>
          <table:table-cell office:value-type="float" office:value="8836.82" calcext:value-type="float">
            <text:p>8836,82</text:p>
          </table:table-cell>
          <table:table-cell office:value-type="float" office:value="9447.93" calcext:value-type="float">
            <text:p>9447,93</text:p>
          </table:table-cell>
          <table:table-cell office:value-type="float" office:value="8848.01" calcext:value-type="float">
            <text:p>8848,01</text:p>
          </table:table-cell>
        </table:table-row>
        <table:table-row table:style-name="ro1">
          <table:table-cell office:value-type="float" office:value="9347.52" calcext:value-type="float">
            <text:p>9347,52</text:p>
          </table:table-cell>
          <table:table-cell office:value-type="float" office:value="9011.36" calcext:value-type="float">
            <text:p>9011,36</text:p>
          </table:table-cell>
          <table:table-cell office:value-type="float" office:value="8762.23" calcext:value-type="float">
            <text:p>8762,23</text:p>
          </table:table-cell>
          <table:table-cell office:value-type="float" office:value="8308.61" calcext:value-type="float">
            <text:p>8308,61</text:p>
          </table:table-cell>
          <table:table-cell office:value-type="float" office:value="9143.04" calcext:value-type="float">
            <text:p>9143,04</text:p>
          </table:table-cell>
          <table:table-cell office:value-type="float" office:value="8713.17" calcext:value-type="float">
            <text:p>8713,17</text:p>
          </table:table-cell>
          <table:table-cell office:value-type="float" office:value="9673" calcext:value-type="float">
            <text:p>9673</text:p>
          </table:table-cell>
          <table:table-cell office:value-type="float" office:value="8645.97" calcext:value-type="float">
            <text:p>8645,97</text:p>
          </table:table-cell>
          <table:table-cell office:value-type="float" office:value="9567.42" calcext:value-type="float">
            <text:p>9567,42</text:p>
          </table:table-cell>
          <table:table-cell office:value-type="float" office:value="8222.24" calcext:value-type="float">
            <text:p>8222,24</text:p>
          </table:table-cell>
        </table:table-row>
        <table:table-row table:style-name="ro1">
          <table:table-cell office:value-type="float" office:value="9145.53" calcext:value-type="float">
            <text:p>9145,53</text:p>
          </table:table-cell>
          <table:table-cell office:value-type="float" office:value="9575.32" calcext:value-type="float">
            <text:p>9575,32</text:p>
          </table:table-cell>
          <table:table-cell office:value-type="float" office:value="8951.98" calcext:value-type="float">
            <text:p>8951,98</text:p>
          </table:table-cell>
          <table:table-cell office:value-type="float" office:value="8891.16" calcext:value-type="float">
            <text:p>8891,16</text:p>
          </table:table-cell>
          <table:table-cell office:value-type="float" office:value="8754.11" calcext:value-type="float">
            <text:p>8754,11</text:p>
          </table:table-cell>
          <table:table-cell office:value-type="float" office:value="9399.25" calcext:value-type="float">
            <text:p>9399,25</text:p>
          </table:table-cell>
          <table:table-cell office:value-type="float" office:value="9943.08" calcext:value-type="float">
            <text:p>9943,08</text:p>
          </table:table-cell>
          <table:table-cell office:value-type="float" office:value="9417.19" calcext:value-type="float">
            <text:p>9417,19</text:p>
          </table:table-cell>
          <table:table-cell office:value-type="float" office:value="8737.56" calcext:value-type="float">
            <text:p>8737,56</text:p>
          </table:table-cell>
          <table:table-cell office:value-type="float" office:value="9333.05" calcext:value-type="float">
            <text:p>9333,05</text:p>
          </table:table-cell>
        </table:table-row>
        <table:table-row table:style-name="ro1">
          <table:table-cell office:value-type="float" office:value="8669.69" calcext:value-type="float">
            <text:p>8669,69</text:p>
          </table:table-cell>
          <table:table-cell office:value-type="float" office:value="8503.86" calcext:value-type="float">
            <text:p>8503,86</text:p>
          </table:table-cell>
          <table:table-cell office:value-type="float" office:value="8787.75" calcext:value-type="float">
            <text:p>8787,75</text:p>
          </table:table-cell>
          <table:table-cell office:value-type="float" office:value="8806.97" calcext:value-type="float">
            <text:p>8806,97</text:p>
          </table:table-cell>
          <table:table-cell office:value-type="float" office:value="9366.1" calcext:value-type="float">
            <text:p>9366,1</text:p>
          </table:table-cell>
          <table:table-cell office:value-type="float" office:value="9064.91" calcext:value-type="float">
            <text:p>9064,91</text:p>
          </table:table-cell>
          <table:table-cell office:value-type="float" office:value="9224.89" calcext:value-type="float">
            <text:p>9224,89</text:p>
          </table:table-cell>
          <table:table-cell office:value-type="float" office:value="9115.56" calcext:value-type="float">
            <text:p>9115,56</text:p>
          </table:table-cell>
          <table:table-cell office:value-type="float" office:value="8985.16" calcext:value-type="float">
            <text:p>8985,16</text:p>
          </table:table-cell>
          <table:table-cell office:value-type="float" office:value="9613.39" calcext:value-type="float">
            <text:p>9613,39</text:p>
          </table:table-cell>
        </table:table-row>
        <table:table-row table:style-name="ro1">
          <table:table-cell office:value-type="float" office:value="8688.9" calcext:value-type="float">
            <text:p>8688,9</text:p>
          </table:table-cell>
          <table:table-cell office:value-type="float" office:value="9219.05" calcext:value-type="float">
            <text:p>9219,05</text:p>
          </table:table-cell>
          <table:table-cell office:value-type="float" office:value="8764.32" calcext:value-type="float">
            <text:p>8764,32</text:p>
          </table:table-cell>
          <table:table-cell office:value-type="float" office:value="8931.9" calcext:value-type="float">
            <text:p>8931,9</text:p>
          </table:table-cell>
          <table:table-cell office:value-type="float" office:value="8223.69" calcext:value-type="float">
            <text:p>8223,69</text:p>
          </table:table-cell>
          <table:table-cell office:value-type="float" office:value="9392.16" calcext:value-type="float">
            <text:p>9392,16</text:p>
          </table:table-cell>
          <table:table-cell office:value-type="float" office:value="8434.09" calcext:value-type="float">
            <text:p>8434,09</text:p>
          </table:table-cell>
          <table:table-cell office:value-type="float" office:value="8774.93" calcext:value-type="float">
            <text:p>8774,93</text:p>
          </table:table-cell>
          <table:table-cell office:value-type="float" office:value="8203.38" calcext:value-type="float">
            <text:p>8203,38</text:p>
          </table:table-cell>
          <table:table-cell office:value-type="float" office:value="9107.49" calcext:value-type="float">
            <text:p>9107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07:12.635595761</meta:creation-date>
    <dc:date>2016-04-22T14:08:02.377749697</dc:date>
    <meta:editing-duration>PT49S</meta:editing-duration>
    <meta:editing-cycles>1</meta:editing-cycles>
    <meta:document-statistic meta:table-count="1" meta:cell-count="50" meta:object-count="0"/>
    <meta:generator>LibreOffice/5.1.2.2$Linux_X86_64 LibreOffice_project/d3bf12ecb743fc0d20e0be0c58ca359301eb705f</meta:generator>
  </office:meta>
</office:document-meta>
</file>